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1</text:p>
          <text:list text:continue-numbering="true">
            <text:list-item>
              <text:p text:style-name="P2">2</text:p>
              <text:list text:continue-numbering="true">
                <text:list-item>
                  <text:p text:style-name="P3">3</text:p>
                  <text:list text:continue-numbering="true">
                    <text:list-item>
                      <text:p text:style-name="P4">4</text:p>
                      <text:list text:continue-numbering="true">
                        <text:list-item>
                          <text:p text:style-name="P5">5</text:p>
                          <text:list text:continue-numbering="true">
                            <text:list-item>
                              <text:p text:style-name="P6">6</text:p>
                              <text:list text:continue-numbering="true">
                                <text:list-item>
                                  <text:p text:style-name="P7">7</text:p>
                                  <text:list text:continue-numbering="true">
                                    <text:list-item>
                                      <text:p text:style-name="P8">8</text:p>
                                      <text:list text:continue-numbering="true">
                                        <text:list-item>
                                          <text:p text:style-name="P9">9</text:p>
                                        </text:list-item>
                                        <text:list-item>
                                          <text:p text:style-name="P10">10</text:p>
                                        </text:list-item>
                                        <text:list-item>
                                          <text:p text:style-name="P11">11</text:p>
                                        </text:list-item>
                                        <text:list-item>
                                          <text:p text:style-name="P12">12</text:p>
                                        </text:list-item>
                                        <text:list-item>
                                          <text:p text:style-name="P13">13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</meta:initial-creator>
    <dc:creator>Lukasz</dc:creator>
    <meta:creation-date>2018-01-20T22:03:00Z</meta:creation-date>
    <dc:date>2018-01-20T22:05:00Z</dc:date>
    <meta:template xlink:href="Normal.dotm" xlink:type="simple"/>
    <meta:editing-cycles>2</meta:editing-cycles>
    <meta:editing-duration>PT120S</meta:editing-duration>
    <meta:document-statistic meta:page-count="1" meta:paragraph-count="1" meta:word-count="4" meta:character-count="30" meta:row-count="1" meta:non-whitespace-character-count="27"/>
  </office:meta>
</office:document-meta>
</file>